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PostProcessorTests.beanFactoryPostProcessorAsAppli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PostProcessorTests.beanFactoryPostProcessorWithInnerBeanAsAppli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oritizedOuterBeanDefinitionRegistry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PostProcessorTests.multipleDefinedBeanFactory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BeanDefinitionRegist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izedBeanDefinitionRegistryPostProcessor.postProcessBeanDefinitionRegist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izedBeanDefinitionRegistry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PostProcessorTests.beanFactoryPostProcessorNotExecutedBy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eningBean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ningBeanFacto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erBeanDefinitionRegist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FactoryPostProcessorTests.registeredBeanFactory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ingBeanFactoryPostProcessor.setListeningBean( ListeningBean listening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DefinitionRegistryPostProcessor.postProcessBeanDefinitionRegist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erBeanDefinitionRegistryPostProcessor.postProcessBeanDefinitionRegistry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ingBeanFacto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Facto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FactoryPostProcessor.setInitValue( String ini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PostProcessorTests.prioritizedBeanDefinitionRegistryPostProcessorRegisteringA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FactoryPostProcessorTests.beanDefinitionRegistryPostProcessorRegisteringA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ingBeanFactoryPostProcessor.getListen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PostProcessorTests.definedBeanFactory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eningBeanFactoryPostProcesso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PostProcessorTests.beanDefinitionRegistry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ioritizedBeanDefinitionRegistryPos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